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528.6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4pt" fo:break-before="page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wrap-option="no-wrap"/>
      <style:text-properties style:font-name="Times New Roman" fo:font-style="normal" fo:font-weight="bold"/>
    </style:style>
    <style:style style:name="ce3" style:family="table-cell" style:parent-style-name="Default">
      <style:table-cell-properties fo:wrap-option="wrap"/>
      <style:text-properties style:font-name="Times New Roman" fo:font-style="normal" fo:font-weight="bold"/>
    </style:style>
    <style:style style:name="ce4" style:family="table-cell" style:parent-style-name="Default">
      <style:table-cell-properties fo:wrap-option="no-wrap"/>
      <style:text-properties style:font-name="Times New Roman" fo:font-style="norm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tyle="normal" fo:font-weight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10.01pt"/>
      <style:text-properties style:font-name="Times New Roman" fo:font-style="normal" fo:font-weight="normal" fo:hyphenate="true"/>
    </style:style>
    <style:style style:name="ce7" style:family="table-cell" style:parent-style-name="Default" style:data-style-name="N10121">
      <style:table-cell-properties style:cell-protect="none" style:print-content="true" style:text-align-source="fix" style:repeat-content="false" fo:wrap-option="wrap" fo:border="0.06pt solid #000000"/>
      <style:paragraph-properties fo:text-align="start" fo:margin-left="20.01pt"/>
      <style:text-properties style:font-name="Times New Roman" fo:font-style="normal" fo:font-weight="normal" fo:hyphenate="true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20.01pt"/>
      <style:text-properties style:font-name="Times New Roman" fo:font-style="normal" fo:font-weight="normal" fo:hyphenate="true"/>
    </style:style>
    <style:style style:name="ce9" style:family="table-cell" style:parent-style-name="Default" style:data-style-name="N10121">
      <style:table-cell-properties style:cell-protect="none" style:print-content="true" style:text-align-source="fix" style:repeat-content="false" fo:wrap-option="wrap" fo:border="0.06pt solid #000000"/>
      <style:paragraph-properties fo:text-align="start" fo:margin-left="29.99pt"/>
      <style:text-properties style:font-name="Times New Roman" fo:font-style="normal" fo:font-weight="normal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29.99pt"/>
      <style:text-properties style:font-name="Times New Roman" fo:font-style="normal" fo:font-weight="normal" fo:hyphenate="true"/>
    </style:style>
    <style:style style:name="ce11" style:family="table-cell" style:parent-style-name="Default" style:data-style-name="N10121">
      <style:table-cell-properties style:cell-protect="none" style:print-content="true" style:text-align-source="fix" style:repeat-content="false" fo:wrap-option="wrap" fo:border="0.06pt solid #000000"/>
      <style:paragraph-properties fo:text-align="start" fo:margin-left="40pt"/>
      <style:text-properties style:font-name="Times New Roman" fo:font-style="normal" fo:font-weight="normal" fo:hyphenate="true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40pt"/>
      <style:text-properties style:font-name="Times New Roman" fo:font-style="normal" fo:font-weight="normal" fo:hyphenate="true"/>
    </style:style>
    <style:style style:name="ce13" style:family="table-cell" style:parent-style-name="Default" style:data-style-name="N10121">
      <style:table-cell-properties style:cell-protect="none" style:print-content="true" style:text-align-source="fix" style:repeat-content="false" fo:wrap-option="wrap" fo:border="0.06pt solid #000000"/>
      <style:paragraph-properties fo:text-align="start" fo:margin-left="50pt"/>
      <style:text-properties style:font-name="Times New Roman" fo:font-style="normal" fo:font-weight="normal" fo:hyphenate="true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50pt"/>
      <style:text-properties style:font-name="Times New Roman" fo:font-style="normal" fo:font-weight="normal" fo:hyphenate="true"/>
    </style:style>
    <style:style style:name="ce15" style:family="table-cell" style:parent-style-name="Default" style:data-style-name="N10121">
      <style:table-cell-properties style:cell-protect="none" style:print-content="true" style:text-align-source="fix" style:repeat-content="false" fo:wrap-option="wrap" fo:border="0.06pt solid #000000"/>
      <style:paragraph-properties fo:text-align="start" fo:margin-left="60.01pt"/>
      <style:text-properties style:font-name="Times New Roman" fo:font-style="normal" fo:font-weight="normal" fo:hyphenate="true"/>
    </style:style>
    <style:style style:name="ce16" style:family="table-cell" style:parent-style-name="Default" style:data-style-name="N10121">
      <style:table-cell-properties style:cell-protect="none" style:print-content="true" style:text-align-source="fix" style:repeat-content="false" fo:wrap-option="wrap" fo:border="0.06pt solid #000000"/>
      <style:paragraph-properties fo:text-align="start" fo:margin-left="10.01pt"/>
      <style:text-properties style:font-name="Times New Roman" fo:font-style="normal" fo:font-weight="normal" fo:hyphenate="true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60.01pt"/>
      <style:text-properties style:font-name="Times New Roman" fo:font-style="normal" fo:font-weight="normal" fo:hyphenate="true"/>
    </style:style>
    <style:style style:name="ce18" style:family="table-cell" style:parent-style-name="Default" style:data-style-name="N10121">
      <style:table-cell-properties style:cell-protect="none" style:print-content="true" style:text-align-source="fix" style:repeat-content="false" fo:wrap-option="wrap" fo:border="0.06pt solid #000000"/>
      <style:paragraph-properties fo:text-align="start" fo:margin-left="79.99pt"/>
      <style:text-properties style:font-name="Times New Roman" fo:font-style="normal" fo:font-weight="normal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330.01pt"/>
      <style:text-properties style:font-name="Times New Roman"/>
    </style:style>
    <style:style style:name="ce20" style:family="table-cell" style:parent-style-name="Default" style:data-style-name="N123">
      <style:table-cell-properties fo:border-bottom="2.49pt solid #000080" style:text-align-source="fix" style:repeat-content="false" fo:wrap-option="wrap" fo:border-left="none" fo:border-right="none" fo:border-top="2.49pt solid #000080" style:vertical-align="middle"/>
      <style:paragraph-properties fo:text-align="center"/>
      <style:text-properties style:font-name="Times New Roman" fo:font-style="normal" fo:font-weight="bold"/>
    </style:style>
    <style:style style:name="ce21" style:family="table-cell" style:parent-style-name="Default" style:data-style-name="N123">
      <style:table-cell-properties fo:background-color="#ffcc99" fo:border="0.14pt solid #000000"/>
      <style:text-properties style:font-name="Times New Roman" fo:font-style="normal" fo:font-weight="normal"/>
    </style:style>
    <style:style style:name="ce22" style:family="table-cell" style:parent-style-name="Default" style:data-style-name="N123">
      <style:table-cell-properties fo:background-color="#ffcc99" style:cell-protect="none" style:print-content="true" fo:border="0.14pt solid #000000"/>
      <style:text-properties style:font-name="Times New Roman" fo:font-style="normal" fo:font-weight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()!=1E+025" table:allow-empty-cell="true" table:base-cell-address="Sheet1.A1">
          <table:error-message table:message-type="stop" table:display="true">
            <text:p>This is an invalid value!</text:p>
          </table:error-message>
        </table:content-validation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span text:style-name="T1">Currency  </text:span> ('000 Euro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G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5" office:value-type="string" calcext:value-type="string">
            <text:p><text:s/></text:p>
          </table:table-cell>
          <table:table-cell table:style-name="ce20" office:value-type="string" calcext:value-type="string">
            <text:p>Individual Banks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0: <text:s/>Cash And Deposits At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00: <text:s/>Cash On Han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01: <text:s/>Deposits At Central Bank Of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010: <text:s/>Capital Equivalency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011: <text:s/>Minimum Reserve Requir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012: <text:s/>Other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02: <text:s/>Deposits At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1: <text:s/>Deposits In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10: <text:s/>In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10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101: <text:s/>Checks In The Course Of Collec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102: <text:s/>Other Balan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11: <text:s/>In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110: <text:s/>Parent, Subsidiaries And Other Branches From The Grou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00: <text:s/>Nostro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01: <text:s/>Checks In The Course Of Collec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02: <text:s/>Other Balan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111: <text:s/>Branches From Other Domestic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10: <text:s/>Nostro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11: <text:s/>Checks In The Course Of Collec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12: <text:s/>Other Balan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112: <text:s/>Other Banks 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20: <text:s/>Nostro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21: <text:s/>Checks In The Course Of Collec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1122: <text:s/>Other Balan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2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20: <text:s/>To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200: <text:s/>To Central Bank Of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00: <text:s/>Interbank Money Market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01: <text:s/>Term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02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03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04: <text:s/>Other Loans And Advances To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201: <text:s/>To Other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10: <text:s/>Interbank Money Market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11: <text:s/>Term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12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13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014: <text:s/>Other Loans And Advances To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21: <text:s/>To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210: <text:s/>Other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00: <text:s/>Term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01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02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03: <text:s/>Other Loans And Advances To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211: <text:s/>Parent, Subsidiaries And Other Branches From The Grou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10: <text:s/>Term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11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12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13: <text:s/>Other Loans And Advances To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212: <text:s/>Branches From Other Domestic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20: <text:s/>Term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21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22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23: <text:s/>Other Loans And Advances To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213: <text:s/>Other Banks 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30: <text:s/>Term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31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32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2133: <text:s/>Other Loans And Advances To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29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3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3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3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3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3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3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3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3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3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3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39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4: <text:s/>Loans And Interest In Arrea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00: <text:s/>To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000: <text:s/>To Central Bank Of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001: <text:s/>To Other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01: <text:s/>To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010: <text:s/>Other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011: <text:s/>Parent, Subsidiaries And Other Branches From The Grou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012: <text:s/>Branches From Other Domestic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013: <text:s/>Other Banks 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01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1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1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100: <text:s text:c="2"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0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0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0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0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0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0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1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1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1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1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1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1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2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2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2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2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2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2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3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3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3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3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3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3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4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4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4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4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4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4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5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5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5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5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5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5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6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6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6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6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6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6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1: <text:s/>Mortgage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2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3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4: <text:s/>Consumer Credi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5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76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7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8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8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8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8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08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08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1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0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0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0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0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0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0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1: <text:s/>Mortgage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2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3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4: <text:s/>Consumer Credi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5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16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1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1: <text:s/>Mortgage Loan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2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3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4: <text:s/>Consumer Credi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5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26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2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3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3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3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3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013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1013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1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1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1: <text:s/>Other Financial Intermediarie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7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7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8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08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1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11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111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2: <text:s/>Financial Assets Designated At Fair Value Through Profit and Los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20: <text:s/>Financial Assets Designat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20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20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202: <text:s/>Other Financial Assets Designat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0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0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21: <text:s/>Financial Assets Held for Trad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21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21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212: <text:s/>Other Financial Assets Designat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2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3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3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300: <text:s text:c="2"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0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0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0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0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0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0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1: <text:s/>Other Financial Intermediarie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1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1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1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1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1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1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2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2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2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2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2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2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3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3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3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3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3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3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4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4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4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4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4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4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5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5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5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5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5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5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6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6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6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6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6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6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1: <text:s/>Mortgage Loan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2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3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4: <text:s/>Consumer Credi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5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76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7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8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8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8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8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08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08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3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0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0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0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0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0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0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1: <text:s/>Mortgage Loan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2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3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4: <text:s/>Consumer Credi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5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16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1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1: <text:s/>Mortgage Loan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2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3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4: <text:s/>Consumer Credi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5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26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2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30: <text:s/>Advances And Overdraf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31: <text:s/>Leasing And Rent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32: <text:s/>Credit Car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33: <text:s/>Other Collateraliz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0134: <text:s/>Other Unsecur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43013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3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3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4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4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5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5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6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6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7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7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8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08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43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431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3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43113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4: <text:s/>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4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4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4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4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4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4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42: <text:s/>Other 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42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42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5: <text:s/>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5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5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5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5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5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5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6: <text:s/>Assets With Repurchase Agree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6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60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60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6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61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61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7: <text:s/>Other Placements And Receivabl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470: <text:s/>Capit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471: <text:s/>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48: <text:s/>Interest In Arrears To Be Regularized And Expenses For Capital In Arrea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80: <text:s/>Interest In Arrears To Be Regular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800: <text:s/>Loans And Advances To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801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802: <text:s/>Other Placements And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481: <text:s/>Expenses For Capital In Arrea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810: <text:s/>Loans And Advances To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811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4812: <text:s/>Other Placements And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49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5: <text:s/>Financial Assets Held For Trading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50: <text:s/>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50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5000: <text:s/>Debt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5001: <text:s/>Equity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10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1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1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1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1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015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500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50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5010: <text:s/>Debt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100: <text:s/>Sovereig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101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010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50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501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51: <text:s/>Financial Derivative Instruments With Positive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51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51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51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51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51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51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51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51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59: <text:s/>Other Loans And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6: <text:s/>Financial Assets Designated At Fair Value (Fair Value Option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60: <text:s/>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60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6000: <text:s/>Debt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6001: <text:s/>Equity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10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1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1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1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1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015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600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60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6010: <text:s/>Debt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100: <text:s/>Sovereig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101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6010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60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601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61: <text:s/>Other Financial Assets Designated At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7: <text:s/>Financial Assets Available For Sale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70: <text:s/>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70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7000: <text:s/>Debt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0: <text:s/>Centr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1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2: <text:s/>Central Ban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2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2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3: <text:s/>Other Depository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3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3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4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4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4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5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5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5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6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6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6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7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7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7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8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8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8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09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9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09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7001: <text:s/>Equity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0: <text:s/>Other Depository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0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0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0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0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0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0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1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1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1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1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1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1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2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2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2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2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2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2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3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3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3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3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3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3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4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4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4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4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4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4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5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5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5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5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015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5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170015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7002: <text:s/>Other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2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02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70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7010: <text:s/>Debt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100: <text:s/>Sovereig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0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0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101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0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0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102: <text:s/>Other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02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02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7011: <text:s/>Equity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11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1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1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7011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1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1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7012: <text:s/>Other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2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7012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79: <text:s/>Other 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79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79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8: <text:s/>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8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8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8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8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180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8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8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18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18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802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89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89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89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2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89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1893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19: <text:s/>Assets With Repurchase Agree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9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90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0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1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2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901: <text:s/>Measured At Amortized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0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1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2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1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902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0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1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2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02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19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91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10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101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911: <text:s/>Measured At Amortized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111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1912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12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19121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199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0: <text:s/>Hedging Derivatives With Positive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0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000: <text:s/>Cash Flow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0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4" office:value-type="string" calcext:value-type="string">
            <text:p>200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0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0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001: <text:s/>Fair Value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0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0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002: <text:s/>Net Investment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0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20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200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200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200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20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0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021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2100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021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0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010: <text:s/>Cash Flow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1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1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011: <text:s/>Fair Value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1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1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012: <text:s/>Net Investment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1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20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200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200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200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20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01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20121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2100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0121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1: <text:s/>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1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1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10: <text:s/>Sovereig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11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19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6" office:value-type="string" calcext:value-type="string">
            <text:p>22: <text:s/>Investments In Subsidiaries Excluded From Consolidation, Associates And Joint Ventures (Only For Consolidated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2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2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2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2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2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2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2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2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29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3: <text:s/>Investments In Subsidiaries, Associates And Joint Ventures (Only For Individual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3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300: <text:s/>Subsi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00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0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0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00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0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0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301: <text:s/>Associat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01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1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1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01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1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1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302: <text:s/>Joint Ventur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02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2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2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02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2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02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3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310: <text:s/>Subsi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10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0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0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10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0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0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311: <text:s/>Associat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11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1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1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11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1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1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312: <text:s/>Joint Ventur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120: <text:s/>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20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20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23121: <text:s/>Measured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210: <text:s/>Amount Before Provisions/Impair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231211: <text:s/>Accumulated Provisions/Impairment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39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4: <text:s/>Non-Current Assets Held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40: <text:s/>Non-Current Assets Held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400: <text:s/>Real Estat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401: <text:s/>Equip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40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41: <text:s/>Other Non Current Assets Held For 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5: <text:s/>Investment Prope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50: <text:s/>Real Estat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51: <text:s/>Other Investment Prope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6: <text:s/>Other Tangible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60: <text:s/>Real Estat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600: <text:s/>Own Us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26000: <text:s/>Lan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26001: <text:s/>Building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2600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01: <text:s/>Leasehold Improv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0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61: <text:s/>Equip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10: <text:s/>Furniture And Material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11: <text:s/>Machines And Tool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12: <text:s/>Hardwa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13: <text:s/>Premi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14: <text:s/>Transport Equip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15: <text:s/>Fixtures And Fit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16: <text:s/>Other Equip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62: <text:s/>Finance Leas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20: <text:s/>Real Estat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21: <text:s/>Equip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622: <text:s/>Other Finance Lea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63: <text:s/>Tangible Assets In Progres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64: <text:s/>Other 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6" office:value-type="string" calcext:value-type="string">
            <text:p>27: <text:s/>Goodwil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8: <text:s/>Other Intangible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80: <text:s/>Software Lic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81: <text:s/>Software Development Cos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82: <text:s/>Intangible Assets In Progres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283: <text:s/>Other In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29: <text:s/>Tax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90: <text:s/>Current Tax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900: <text:s/>Income Ta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9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291: <text:s/>Deferred Tax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2910: <text:s/>For Temporary Differen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29100: <text:s/>In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29101: <text:s/>In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2911: <text:s/>For Tax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0: <text:s/>Other Debtors And Place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00: <text:s/>Debtors For Futures And Options Ope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00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00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01: <text:s/>Other Place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010: <text:s/>Placements - Escrow Accou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011: <text:s/>Other Plac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02: <text:s/>Vat - Compensa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03: <text:s/>Sundry Debto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04: <text:s/>Other Debto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1: <text:s/>Other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10: <text:s/>Gol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11: <text:s/>Other Precious Metal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12: <text:s/>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2: <text:s/>Accrued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20: <text:s/>Interest And Other Similar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00: <text:s/>Interest From Deposits At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000: <text:s/>Deposits At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001: <text:s/>Deposits At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01: <text:s/>Interest From Deposits In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010: <text:s/>In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011: <text:s/>In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02: <text:s/>Interest From 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020: <text:s/>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021: <text:s/>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03: <text:s/>Interest From 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3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3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3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3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3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04: <text:s/>Interest From 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4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2040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2040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204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4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204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2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4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05: <text:s/>Interest From Assets With Repurchase Agree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5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0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1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2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5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511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06: <text:s/>Interest From 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6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06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10: <text:s/>Sovereig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11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06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06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07: <text:s/>Other Interest And Similar Incom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21: <text:s/>Commissions Associated With Amortized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10: <text:s/>From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11: <text:s/>From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22: <text:s/>Other Accrued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20: <text:s/>Irrevocable Commitments To Third Pa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21: <text:s/>Commissions For Financial Instruments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22: <text:s/>Banking Servi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0: <text:s/>Custod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1: <text:s/>Colle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2: <text:s/>Funds Manag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2223: <text:s/>Undertakings For Collective Investment In Transferable Securities (Uci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2230: <text:s/>Management Fe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2231: <text:s/>Fee For The Issuance Of Participation Un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22232: <text:s/>Fee For The Redemption Of Participation Un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4: <text:s/>Money Transf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5: <text:s/>Cards Manag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6: <text:s/>Cards Annual F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7: <text:s/>Arrangement Fee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8: <text:s/>Loan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29: <text:s/>Other Banking Servi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223: <text:s/>Securities Transactions Performed On Behalf Of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30: <text:s/>Regulated Marke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31: <text:s/>OTC Marke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2232: <text:s/>Other Securities Transa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24: <text:s/>Rents From Operating Lea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25: <text:s/>Other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226: <text:s/>Other Accrued Incom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3: <text:s/>Deferred Cos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30: <text:s/>Deferred Costs With Assets (Associated With Amortized Cost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3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30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000: <text:s/>Loans 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001: <text:s/>Loans 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30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010: <text:s/>Loans 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011: <text:s/>Loans 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301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3010: <text:s/>Loans And Advances To Clients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301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1000: <text:s/>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1001: <text:s/>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301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1010: <text:s/>Issued By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1011: <text:s/>Issued By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301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110: <text:s/>Issued By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30111: <text:s/>Issued By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302: <text:s/>Held To Maturity Inves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020: <text:s/>Securities Issued By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021: <text:s/>Securities Issued By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02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31: <text:s/>Deferred Costs With Liabilities(Associated With Amortized Cost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310: <text:s/>Deposits From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00: <text:s/>Deposits From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01: <text:s/>Deposits From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311: <text:s/>Deposits From Other Depository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10: <text:s/>Deposits 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11: <text:s/>Deposits 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312: <text:s/>Resources From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20: <text:s/>Deposits From Domestic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21: <text:s/>Deposits From Foreign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22: <text:s/>Other Resources From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313: <text:s/>Borrowing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30: <text:s/>Borrowings 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3131: <text:s/>Borrowings 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14: <text:s/>Liabilities Represented By Unsubordinated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15: <text:s/>Subordinated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16: <text:s/>Creditors And Other Resour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17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32: <text:s/>Other Deferred Cos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20: <text:s/>Pension Fu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21: <text:s/>Insur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22: <text:s/>Operating Lease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23: <text:s/>Other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24: <text:s/>Contributions To Fsdk (Deposit Insurance Fund Of Kosovo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25: <text:s/>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326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4: <text:s/>Accumulated Impair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00: <text:s/>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01: <text:s/>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1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1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1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1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1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1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1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1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1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2: <text:s/>Loans And Interest In Arrear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2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200: <text:s/>To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000: <text:s/>To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001: <text:s/>To Other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201: <text:s/>To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010: <text:s/>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011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012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013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21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21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1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21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1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1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22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22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34220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8" office:value-type="string" calcext:value-type="string">
            <text:p>34220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22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22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22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2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22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23: <text:s/>Assets With 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24: <text:s/>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25: <text:s/>Debtors And Other Plac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3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3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3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3430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3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343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3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3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343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2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343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4: <text:s/>Assets With Repurchase Agree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40: <text:s/>Issued By A Domestic Ent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0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1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2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41: <text:s/>Issued By A Foreign Ent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411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5: <text:s/>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5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5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10: <text:s/>Sovereig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11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5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5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8" office:value-type="string" calcext:value-type="string">
            <text:p>346: <text:s/>Investments In Subsidiaries Excluded From Consolidation, Associates And Joint Ventures (Only For Consolidated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6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6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6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6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6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6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6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6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7: <text:s/>Investments In Subsidiaries, Associates And Joint Ventures (Only For Individual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7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7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7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7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47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7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7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47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48: <text:s/>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80: <text:s/>Non-Current Assets Held For 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81: <text:s/>Investment Properties - At Co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82: <text:s/>Tangible Assets - Measured At Co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83: <text:s/>Goodwil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84: <text:s/>Other In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485: <text:s/>Debtors, Other Placements And 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5: <text:s/>Accumulated Depreciations And Amortiz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50: <text:s/>Investment Properties - At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500: <text:s/>Real Estat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501: <text:s/>Other Investment Prope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51: <text:s/>Other Tangible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510: <text:s/>Real Estat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00: <text:s/>Own U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01: <text:s/>Leasehold Improv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0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511: <text:s/>Equip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10: <text:s/>Furniture And Material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11: <text:s/>Machines And Tool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12: <text:s/>Hardwa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13: <text:s/>Premi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14: <text:s/>Transport Equip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15: <text:s/>Fixtures And Fit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16: <text:s/>Other Equip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512: <text:s/>Operating Leas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20: <text:s/>Equip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21: <text:s/>Other Operating Lea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513: <text:s/>Finance Leas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30: <text:s/>Real Estat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31: <text:s/>Equip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5132: <text:s/>Other Finance Lea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514: <text:s/>Other 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52: <text:s/>Intangible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520: <text:s/>Software Lic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521: <text:s/>Software Development Cos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522: <text:s/>Intangible Assets In Progres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523: <text:s/>Other In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6: <text:s/>Resources From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60: <text:s/>From Central Bank Of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00: <text:s/>Interbank Money Marke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01: <text:s/>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02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03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04: <text:s/>Other Resources And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61: <text:s/>From Other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10: <text:s/>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11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12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613: <text:s/>Other Resources And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7: <text:s/>Resources Of Other Depository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70: <text:s/>From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700: <text:s/>Interbank Money Marke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701: <text:s/>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702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703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3704: <text:s/>Other Resources And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71: <text:s/>From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710: <text:s/>Parent, Subsidiaries And Other Branches From The Grou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00: <text:s/>Vostro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01: <text:s/>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02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03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04: <text:s/>Other Resources And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711: <text:s/>Branches From Other Domestic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10: <text:s/>Vostro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11: <text:s/>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12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13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14: <text:s/>Other Resources And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712: <text:s/>Other Banks 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20: <text:s/>Vostro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21: <text:s/>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22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23: <text:s/>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7124: <text:s/>Other Resources And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79: <text:s/>Adjustments To Liabilitie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8: <text:s/>Resources From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80: <text:s/>Deposits From 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0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0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0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1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1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1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2: <text:s/>Pension Fun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2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2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2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3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3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3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3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4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4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4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4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4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5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5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5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5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5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6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6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6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6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7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7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7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7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7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8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8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8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8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8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09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9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9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9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09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381: <text:s/>Deposits From 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0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0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0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1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1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1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2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2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2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38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3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3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3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38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82: <text:s/>Other Clients Resour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89: <text:s/>Adjustments To Liabilitie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39: <text:s/>Borrowing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9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91: <text:s/>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399: <text:s/>Adjustments To Liabilitie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0: <text:s/>Liabilities Represented By Unsubordinated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00: <text:s/>From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000: <text:s/>Debt Issu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00: <text:s/>Certificate Of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01: <text:s/>Bo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02: <text:s/>Compound Financial Instrument (Liability Component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03: <text:s/>Other Liabilities Represented By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001: <text:s/>Debt Repurchased (-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10: <text:s/>Certificate Of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11: <text:s/>Bo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12: <text:s/>Compound Financial Instrument (Liability Component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013: <text:s/>Other Liabilities Represented By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01: <text:s/>From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010: <text:s/>Debt Issu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00: <text:s/>Certificate Of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01: <text:s/>Bo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02: <text:s/>Compound Financial Instrument (Liability Component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03: <text:s/>Other Liabilities Represented By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011: <text:s/>Debt Repurchased (-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10: <text:s/>Certificate Of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11: <text:s/>Bo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12: <text:s/>Compound Financial Instrument (Liability Component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0113: <text:s/>Other Liabilities Represented By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09: <text:s/>Adjustments To Liabilitie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1: <text:s/>Trading Financial Liabilitie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10: <text:s/>Securities Borrow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10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0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0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10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0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0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11: <text:s/>Short Sal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11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1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1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11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1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11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12: <text:s/>Financial Derivative Instruments With 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12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12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12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12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12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12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12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12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19: <text:s/>Other Trading Financ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2: <text:s/>Hedging Derivatives With Negative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2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200: <text:s/>Cash Flow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0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0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201: <text:s/>Fair Value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0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0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202: <text:s/>Net Investment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0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20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200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200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200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20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0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021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2100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021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2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210: <text:s/>Cash Flow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1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1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211: <text:s/>Fair Value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1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2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2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2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1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00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01: <text:s/>Interest Rate Swap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02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12: <text:s/>Foreign Exchang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20: <text:s/>Fx Futur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21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2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30: <text:s/>Credit Default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31: <text:s/>Credit Spread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32: <text:s/>Total Return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212: <text:s/>Net Investment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1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20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2000: <text:s/>Fx Forwar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2001: <text:s/>Cross Currency Swa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2002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20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421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421210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2100: <text:s/>Fx O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42121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6" office:value-type="string" calcext:value-type="string">
            <text:p>43: <text:s/>Liabilities Included In Assets Classified As Held For 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4: <text:s/>Liabilities Fo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40: <text:s/>For 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4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4000: <text:s/>To Domestic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4001: <text:s/>To Foreign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4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4010: <text:s/>Issued By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4011: <text:s/>Issued By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41: <text:s/>For 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410: <text:s/>Issued By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411: <text:s/>Issued By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5: <text:s/>Provision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50: <text:s/>Provisions For Fiscal Contingenc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51: <text:s/>Provisions For Guarantees And Other Off Balance Sheet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59: <text:s/>Other Provis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6: <text:s/>Subordinated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60: <text:s/>Subordinated Loa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600: <text:s/>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6000: <text:s/>Issu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6001: <text:s/>Repurchas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601: <text:s/>Other <text:s/>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61: <text:s/>Equity Instruments Classified As Financial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610: <text:s/>Preferred Shar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6100: <text:s/>Issu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6101: <text:s/>Repurchas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611: <text:s/>Other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6110: <text:s/>Issu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6111: <text:s/>Repurchas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62: <text:s/>Other Subordinated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620: <text:s/>Issu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621: <text:s/>Repurchas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69: <text:s/>Adjustments To Liabilitie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7: <text:s/>Tax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70: <text:s/>Current Tax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700: <text:s/>Income Ta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7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71: <text:s/>Deferred Tax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4710: <text:s/>For Temporary Differen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7100: <text:s/>In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47101: <text:s/>In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711: <text:s/>For Tax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8: <text:s/>Retirement Benefit Oblig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80: <text:s/>Total Oblig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81: <text:s/>Pension Fund Net Asset Value (-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82: <text:s/>Actuarial Gains/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49: <text:s/>Creditors And Other Resour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90: <text:s/>Operations With Repurchase Agre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91: <text:s/>Creditors For Futures And Options Ope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910: <text:s/>Fu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911: <text:s/>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92: <text:s/>Sundry Resour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920: <text:s/>Resources - Consign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921: <text:s/>Resources - Frozen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922: <text:s/>Other Resour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493: <text:s/>Taxes - Payab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930: <text:s/>Va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4931: <text:s/>Other Tax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94: <text:s/>Kosovo Pension Savings Trust (KPST) Contrib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95: <text:s/>Collections From Third Pa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96: <text:s/>Interest, Dividends And Other Equity Remuneration Payab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499: <text:s/>Other Credito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0: <text:s/>Accrued Expense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00: <text:s/>Interest And Other Similar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000: <text:s/>Interest Related To Resources From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0000: <text:s/>Balances With Central Bank Of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000: <text:s/>Capital Equivalency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001: <text:s/>Other Depos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001: <text:s/>Balances With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001: <text:s/>Interest Related To Resources From Other Depository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01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0011: <text:s/>From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110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111: <text:s/>Branches From Other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112: <text:s/>Other Financial Institution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002: <text:s/>Interest Related To Deposits From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0020: <text:s/>Deposits From 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0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0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0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1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1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1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2: <text:s/>Pension Fun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2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2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2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3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3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3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3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4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4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4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4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4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5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5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5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5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5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6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6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6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6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6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7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7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7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7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7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8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8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8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8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8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09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9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9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9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09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0021: <text:s/>Deposits From 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0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0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0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1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1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1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2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2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2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002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30: <text:s/>Current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31: <text:s/>Term Depos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32: <text:s/>Savings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002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022: <text:s/>Other Clients Resour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003: <text:s/>Interest Related To Borrowing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03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031: <text:s/>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04: <text:s/>Interest Related To Liabilities Represented By Unsubordinated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05: <text:s/>Interest Related To Subordinated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06: <text:s/>Interest Related To Creditors And Other Resour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07: <text:s/>Other Interest And Similar Exp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01: <text:s/>Commissions Associated With Amortized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10: <text:s/>From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11: <text:s/>From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02: <text:s/>Other Accrued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0: <text:s/>For Equity Instruments And Simila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1: <text:s/>Irrevocable Commitments To Third Pa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2: <text:s/>Commissions For Operations With Financial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023: <text:s/>Banking Servi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30: <text:s/>Custod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31: <text:s/>Colle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32: <text:s/>Funds Manag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33: <text:s/>Undertakings For Collective Investment In Transferable Securities (Ucits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34: <text:s/>Loan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35: <text:s/>Other Banking Servi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4: <text:s/>Operations Performed On Behalf Of Third Pa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025: <text:s/>Staff Cos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50: <text:s/>Remuneration Of Executive And Supervision Bo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51: <text:s/>Remuneration Of Employ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52: <text:s/>Mandatory Social Charg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0253: <text:s/>Other Staff Cos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6: <text:s/>General And Administrative Exp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7: <text:s/>Rents From Operating Lea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8: <text:s/>Other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029: <text:s/>Other Accrued Exp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1: <text:s/>Deferred Reven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10: <text:s/>Deferred Revenue With Assets (Associated With Amortized Cost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10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000: <text:s/>Loans 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001: <text:s/>Loans 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101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010: <text:s/>Loans To Domestic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011: <text:s/>Loans To Foreign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102: <text:s/>Held To Maturity Inves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020: <text:s/>Securities Issued By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021: <text:s/>Securities Issued By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03: <text:s/>Other Lending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11: <text:s/>Deferred Revenue With Liabilities (Associated With Amortized Cost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110: <text:s/>Deposits From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00: <text:s/>Deposits From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01: <text:s/>Deposits From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111: <text:s/>Deposits From Other Depository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10: <text:s/>Deposits 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11: <text:s/>Deposits 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112: <text:s/>Resources From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20: <text:s/>Deposits From Domestic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21: <text:s/>Deposits From Foreign Cli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113: <text:s/>Borrowing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30: <text:s/>Borrowings 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1131: <text:s/>Borrowings 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14: <text:s/>Liabilities Represented By Unsubordinated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15: <text:s/>Subordinated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16: <text:s/>Creditors And Other Resour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17: <text:s/>Other Borrowing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12: <text:s/>Other Deferred Revenu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20: <text:s/>Operating Lease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21: <text:s/>Other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22: <text:s/>Guarant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23: <text:s/>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124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2: <text:s/>Other Accrual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20: <text:s/>Foreign Exchange Posi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00: <text:s/>Spot Po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01: <text:s/>Forward Po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21: <text:s/>Foreign Exchange Operations Pending Settle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10: <text:s/>Spot Po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11: <text:s/>Forward Po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12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22: <text:s/>Securities Transactions To Be Settl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20: <text:s/>Regulated Marke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21: <text:s/>OTC Marke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222: <text:s/>Other Securities Transa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23: <text:s/>Other Operations To Be Settl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29: <text:s/>Other Accrual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3: <text:s/>Share Capital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30: <text:s/>Paid-In Capital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300: <text:s/>Ordinary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301: <text:s/>Preferred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302: <text:s/>Other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31: <text:s/>Unrealized Paid-In Capital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310: <text:s/>Ordinary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311: <text:s/>Preferred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312: <text:s/>Other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4: <text:s/>Treasury Shares (-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40: <text:s/>Ordinary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41: <text:s/>Preferred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42: <text:s/>Other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5: <text:s/>Other Equity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50: <text:s/>Compound Financial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51: <text:s/>Other 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6: <text:s/>Revaluation Reserv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60: <text:s/>Fair Value Chang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600: <text:s/>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6000: <text:s/>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60000: <text:s/>Debt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00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00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60001: <text:s/>Equity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01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01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560002: <text:s/>Other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02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02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6001: <text:s/>Loans And Other Receivabl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1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01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601: <text:s/>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6010: <text:s/>Property For Own Us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10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6011: <text:s/>Other 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11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11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602: <text:s/>Hedging Instruments On Cash Flow Hedg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6020: <text:s/>Hedged Items Measured At Amortized Cos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20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20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6021: <text:s/>Hedged Items Measured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21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21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6022: <text:s/>Future Ope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22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6022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603: <text:s/>Hedging On Foreign Exchange Net Invest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603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603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61: <text:s/>Foreign Currency Translation Reserv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610: <text:s/>Posi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611: <text:s/>Negative Fair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62: <text:s/>Other Revaluation Reserv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7: <text:s/>Reserves For Deferred Tax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70: <text:s/>For Temporary Differen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700: <text:s/>Measurements At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7000: <text:s/>Available For Sale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00: <text:s/>Tax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01: <text:s/>Tax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7001: <text:s/>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10: <text:s/>Tax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11: <text:s/>Tax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7002: <text:s/>Hedging Instruments On Cash Flow Hedg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20: <text:s/>Tax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21: <text:s/>Tax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57003: <text:s/>Hedging On Foreign Exchange Net Invest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30: <text:s/>Tax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570031: <text:s/>Tax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701: <text:s/>Foreign Currency Translation Differen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7010: <text:s/>Tax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7011: <text:s/>Tax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5702: <text:s/>Other Revaluation Reserv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7020: <text:s/>Tax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57021: <text:s/>Tax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8: <text:s/>Other Reserv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580: <text:s/>Share Premium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800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5801: <text:s/>Other 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81: <text:s/>Other Reserv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59: <text:s/>Retained Earning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90: <text:s/>Approv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91: <text:s/>Pending Financial Statements Approva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592: <text:s/>Differences Resulting From Changes In Accounting Stand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0: <text:s/>Non-Controlling Interes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00: <text:s/>Associated With Ordinary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01: <text:s/>Associated With Preferred Sha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02: <text:s/>Associated With Other Forms Of Equity Representa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6" office:value-type="string" calcext:value-type="string">
            <text:p>61: <text:s/>Prepaid Divide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2: <text:s/>Profit For The Year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20: <text:s/>Profit For The Yea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21: <text:s/>Profit For The Year Attributed To Non Controlling Interes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3: <text:s/>Income Tax Expens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30: <text:s/>Income Tax Of The Perio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31: <text:s/>Previous Years Corrections To Income Ta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4: <text:s/>Interest And Similar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0: <text:s/>Interests Related To Resources From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00: <text:s/>From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01: <text:s/>From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1: <text:s/>Interests Related To Resources From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1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411: <text:s/>From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110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111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112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2: <text:s/>Interests Related To Deposits From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420: <text:s/>Deposits From 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2: <text:s/>Pension Fu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8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09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421: <text:s/>Deposits From 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2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3: <text:s/>Interests Related To Borrowing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3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31: <text:s/>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4: <text:s/>Interests Related To Liabilities Represented By Unsubordinated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40: <text:s/>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41: <text:s/>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5: <text:s/>Interests Related To Trading Financial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450: <text:s/>Securities Borrow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500: <text:s/>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501: <text:s/>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451: <text:s/>Short Sal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510: <text:s/>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4511: <text:s/>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452: <text:s/>Derivatives With Negative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45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45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452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53: <text:s/>Other Trading Financ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6: <text:s/>Interests Related To Hedging Derivatives With Negative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60: <text:s/>Cash Flow Hedg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61: <text:s/>Fair Value Hedg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62: <text:s/>Net Investment Hedg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47: <text:s/>Interests Related To Subordinates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70: <text:s/>Subordinat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71: <text:s/>Equity Instrument Classified As Financial Liabil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472: <text:s/>Other Subordinated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48: <text:s/>Other Interests And Similar Exp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5: <text:s/>Commissions Expenses (Amortized Cost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50: <text:s/>From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00: <text:s/>Balances In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000: <text:s/>From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001: <text:s/>From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01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010: <text:s/>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01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110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111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112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02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02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2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2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02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2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2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2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03: <text:s/>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03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6503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03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6503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2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03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04: <text:s/>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040: <text:s/>Securities Issued By 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041: <text:s/>Securities Issued By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04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505: <text:s/>Other <text:s/>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51: <text:s/>From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10: <text:s/>Resources From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00: <text:s/>From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01: <text:s/>From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11: <text:s/>Resources From Other Depository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1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111: <text:s/>From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110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111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112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12: <text:s/>Deposits From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120: <text:s/>Deposits From 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2: <text:s/>Pension Fu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8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09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5121: <text:s/>Deposits From 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512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13: <text:s/>Borrowing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3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31: <text:s/>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14: <text:s/>Liabilities Represented By Unsubordinated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40: <text:s/>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41: <text:s/>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515: <text:s/>Subordinates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50: <text:s/>Subordinat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51: <text:s/>Equity Instrument Classified As Financial Liabil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5152: <text:s/>Other Subordinated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516: <text:s/>Other <text:s/>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6: <text:s/>Fees And Other Commissions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60: <text:s/>Guarantees And Similar Produc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00: <text:s/>Guarantee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01: <text:s/>Other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61: <text:s/>Commitments From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610: <text:s/>Irrevocable Commi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6100: <text:s/>Ir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6101: <text:s/>Securities Subscri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6102: <text:s/>Other 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11: <text:s/>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62: <text:s/>Commissions For Operations With Financial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63: <text:s/>Banking Services From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30: <text:s/>Custod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31: <text:s/>Colle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32: <text:s/>Funds Manag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33: <text:s/>Undertakings For Collective Investment In Transferable Securities (Ucits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34: <text:s/>Loan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635: <text:s/>Other Banking Servi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64: <text:s/>Other Commissions Pai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7: <text:s/>Losses In Financial Transac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70: <text:s/>Foreign Exchange Los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700: <text:s/>From Investments In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701: <text:s/>From Other Items In Foreign Currenc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71: <text:s/>Losses On Disposal Of Clients'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72: <text:s/>Losses On Financial Assets and Liabilities Held for Trad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2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2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2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2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2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2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22: <text:s/>Financial Derivative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2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2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22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723: <text:s/>Other Trading Financ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73: <text:s/>Losses On Financial Assets And Liabilities At Fair Value Through Profit And Loss (Fair Value Option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3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3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3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3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3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3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732: <text:s/>Loans And Other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733: <text:s/>Other Financ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74: <text:s/>Losses On 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4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4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4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4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4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4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742: <text:s/>Loans And Other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75: <text:s/>Losses On Assets With Repurchase Agre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76: <text:s/>Losses On Hedging Derivativ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60: <text:s/>Cash Flow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6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6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61: <text:s/>Fair Value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6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6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62: <text:s/>Net Investment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6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200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676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676210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77: <text:s/>Losses On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78: <text:s/>Other Losses In Financial Ope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80: <text:s/>On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800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8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781: <text:s/>On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810: <text:s/>Adjustments To Liabilitie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781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8: <text:s/>Staff Cos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80: <text:s/>Remuneration Of Executive And Supervision Bo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81: <text:s/>Remuneration Of Employ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82: <text:s/>Mandatory Social Charg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683: <text:s/>Other Staff Cos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69: <text:s/>General And Administrative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90: <text:s/>With Suppli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00: <text:s/>Electricity &amp; Wat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01: <text:s/>Office Material And Stationer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02: <text:s/>Office Equipment &amp; Furniture Mainten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0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691: <text:s/>With Servi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0: <text:s/>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1: <text:s/>Communic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2: <text:s/>Travel Exp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3: <text:s/>Advertising &amp; Marke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4: <text:s/>Maintenance And Repai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5: <text:s/>Transporta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6: <text:s/>Staff Train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6917: <text:s/>Insur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6918: <text:s/>Professional Servi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0: <text:s/>Cleaning And Hygiene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1: <text:s/>Sec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2: <text:s/>Outsourcing, Consultancy &amp; Specialized Wor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3: <text:s/>External Au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4: <text:s/>Lawyers And Other Legal Assist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5: <text:s/>Software Services &amp; Develop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6: <text:s/>External Apprais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7: <text:s/>Temporary Wor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69188: <text:s/>Other Sundry Supplies &amp; Servi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0: <text:s/>Other Charges And Operational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00: <text:s/>Operating Lease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01: <text:s/>Membership Fees And Don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02: <text:s/>Contributions To The Deposit Guarantee Fun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03: <text:s/>Other Contrib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04: <text:s/>Losses On Investments In Subsidiaries, Associates And Joint Ventur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040: <text:s/>In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40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40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4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041: <text:s/>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41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41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4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05: <text:s/>Losses On 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050: <text:s/>Non-Current Assets (Or Disposal Groups) Held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500: <text:s/>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501: <text:s/>Un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051: <text:s/>Investment Prope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510: <text:s/>Investment Property As Financial Lea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0511: <text:s/>Investment Property As Operating Lea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0512: <text:s/>Other Investment Prope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05120: <text:s/>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05121: <text:s/>Un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052: <text:s/>Other Non Financial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06: <text:s/>Other Charges And Operations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060: <text:s/>Discontinued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061: <text:s/>Frau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062: <text:s/>Operational Mistak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063: <text:s/>Disasters And Other Accid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064: <text:s/>Failures In Information Systems And Telecommunic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065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1: <text:s/>Share Of Losses Of Associates And Joint Ventures Accounted For Using The Equity Metho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10: <text:s/>In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10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10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1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11: <text:s/>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11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11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1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2: <text:s/>Deferred Taxes Expens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20: <text:s/>For Temporary Differen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200: <text:s/>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201: <text:s/>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21: <text:s/>Tax Cred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3: <text:s/>Other Tax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30: <text:s/>Indirect Tax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31: <text:s/>Direct Tax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4: <text:s/>Provision/Impairment Charg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00: <text:s/>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01: <text:s/>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1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1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1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1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1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1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1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1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2: <text:s/>Loans And Interest In Arrear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2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200: <text:s/>To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000: <text:s/>To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001: <text:s/>To Other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201: <text:s/>To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010: <text:s/>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011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012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013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21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21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1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1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21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1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1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1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22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22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422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22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22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2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22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23: <text:s/>Assets With 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24: <text:s/>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25: <text:s/>Debtors And Other Plac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3: <text:s/>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30: <text:s/>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30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30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30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30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30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30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31: <text:s/>Other Loans And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4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4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4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4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4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4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4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44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4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4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44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2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44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5: <text:s/>Assets With Repurchase Agree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50: <text:s/>Issued By A Domestic Ent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0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1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2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51: <text:s/>Issued By A Foreign Ent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511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6: <text:s/>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60: <text:s/>Securities Issued By 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61: <text:s/>Securities Issued By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6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8" office:value-type="string" calcext:value-type="string">
            <text:p>747: <text:s/>Investments In Subsidiaries Excluded From Consolidation, Associates And Joint Ventures (Only For Consolidated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7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7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7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7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7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7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7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7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8: <text:s/>Investments In Subsidiaries, Associates And Joint Ventures (Only For Individual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8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8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8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8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48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8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8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48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49: <text:s/>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90: <text:s/>Non-Current Assets Held For 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91: <text:s/>Investment Properties - Measured At Co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92: <text:s/>Tangible Assets - Measured At Co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93: <text:s/>Goodwil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94: <text:s/>Other In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495: <text:s/>Debtors, Other Placements And 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5: <text:s/>Depreciations And Amortiz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50: <text:s/>Investment Prope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00: <text:s/>Real Estat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01: <text:s/>Other Investment Prope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51: <text:s/>Other Tangible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10: <text:s/>Real Estat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11: <text:s/>Equip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12: <text:s/>Operating Lea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13: <text:s/>Finance Lea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14: <text:s/>Other 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52: <text:s/>Intangible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20: <text:s/>Software Lic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21: <text:s/>Software Development Cos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22: <text:s/>Intangible Assets In Progres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523: <text:s/>Other In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6: <text:s/>Provis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60: <text:s/>Provisions For Fiscal Contingenc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61: <text:s/>Provisions For Guarantees And Other Off Balance Sheet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62: <text:s/>Other Provis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7: <text:s/>Interest And Similar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70: <text:s/>Interests From Balances At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700: <text:s/>From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701: <text:s/>From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71: <text:s/>Interests From 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71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11: <text:s/>From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110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111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112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72: <text:s/>Interests From 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2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72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0: <text:s/>Local Govern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1: <text:s/>Other Financial Interme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1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1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1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1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2: <text:s/>Insurance Compan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2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2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2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2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3: <text:s/>Financial Auxil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4: <text:s/>Social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4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4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4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4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4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5: <text:s/>Public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5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5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5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5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5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6: <text:s/>Private Owned Non Financial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6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6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6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6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6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7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7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7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7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7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7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7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7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08: <text:s/>NPISH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8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8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8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8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08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72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10: <text:s/>Corporate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0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0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0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0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0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11: <text:s/>Household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1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1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1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1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1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1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1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12: <text:s/>Other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2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21: <text:s/>Mortgag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22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23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24: <text:s/>Consumer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25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26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2013: <text:s/>UNMIK/EULEX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30: <text:s/>Advances An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31: <text:s/>Leasing And Renting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32: <text:s/>Credit C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33: <text:s/>Other Collateraliz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0134: <text:s/>Other Unsecur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2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72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72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2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73: <text:s/>Interests From Credit And Interest In Arr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74: <text:s/>Interest And Similar Income From Other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40: <text:s/>Interests From Financial Assets Held For Trad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740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740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7402: <text:s/>Financial Derivative Instruments With Positive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40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740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7402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41: <text:s/>Interests From Financial Asset At Fair Value Through Profit And Loss (Fair Value Option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10: <text:s/>Securities Issued By 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11: <text:s/>Securities Issued By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12: <text:s/>Loans And Other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42: <text:s/>Interests From 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20: <text:s/>Securities Issued By 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21: <text:s/>Securities Issued By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22: <text:s/>Other Financial Assets Available For 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743: <text:s/>Interests From Assets With Repurchase Agre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44: <text:s/>Interest From Hedging Derivativ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40: <text:s/>Cash Flow Hedg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41: <text:s/>Fair Value Hedg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42: <text:s/>Net Investment Hedg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745: <text:s/>Interests From 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50: <text:s/>Securities Issued By 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51: <text:s/>Securities Issued By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745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746: <text:s/>Interests From Other Debtors And Plac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747: <text:s/>Other Interest And Similar Incom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8: <text:s/>Commissions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80: <text:s/>From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00: <text:s/>Balances In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000: <text:s/>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001: <text:s/>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01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010: <text:s/>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01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110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111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112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02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02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2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2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02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2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2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2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03: <text:s/>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03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7803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03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7803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2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03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04: <text:s/>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040: <text:s/>Securities Issued By 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041: <text:s/>Securities Issued By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04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805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81: <text:s/>From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10: <text:s/>Resources From Central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00: <text:s/>From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01: <text:s/>From 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11: <text:s/>Resources From Other Depository Corpo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1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111: <text:s/>From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110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111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112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12: <text:s/>Deposits From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120: <text:s/>Deposits From 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2: <text:s/>Pension Fu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8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09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78121: <text:s/>Deposits From 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7812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13: <text:s/>Borrowing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30: <text:s/>From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31: <text:s/>From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14: <text:s/>Liabilities Represented By Unsubordinated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40: <text:s/>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41: <text:s/>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815: <text:s/>Subordinates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50: <text:s/>Subordinated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51: <text:s/>Equity Instrument Classified As Financial Liabil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8152: <text:s/>Other Subordinated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816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79: <text:s/>Fee And Commission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90: <text:s/>Guarantees And Similar Produc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00: <text:s/>Guarant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01: <text:s/>Other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91: <text:s/>Commitments From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910: <text:s/>Irrevocable Commi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9100: <text:s/>Ir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9101: <text:s/>Securities Subscri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9102: <text:s/>Other 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11: <text:s/>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92: <text:s/>Commissions For Operations With Financial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793: <text:s/>Banking Servi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0: <text:s/>Custod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1: <text:s/>Colle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2: <text:s/>Funds Manag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933: <text:s/>Undertakings For Collective Investment In Transferable Securities (Uci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9330: <text:s/>Management Fe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9331: <text:s/>Fee For The Issuance Of Participation Un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79332: <text:s/>Fee For The Redemption Of Participation Uni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4: <text:s/>Money Transf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5: <text:s/>Cards Manag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6: <text:s/>Cards Annual F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7: <text:s/>Arrangement Fee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8: <text:s/>Loan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39: <text:s/>Other Banking Servi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94: <text:s/>Securities Transactions Performed On Behalf Of Third Par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7940: <text:s/>Regulat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41: <text:s/>OTC Marke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7942: <text:s/>Other Securities Transa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795: <text:s/>Other Commissions And Fees Incom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80: <text:s/>Dividend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00: <text:s/>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000: <text:s/>Issued By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001: <text:s/>Issued By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01: <text:s/>Investments In Associates And Subsi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010: <text:s/>Investments In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01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01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01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011: <text:s/>Investments 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01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01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01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02: <text:s/>Other 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81: <text:s/>Financial Gai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10: <text:s/>Foreign Exchange Gai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100: <text:s/>From Investments In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101: <text:s/>From Other Items In Foreign Currenc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11: <text:s/>Gains On Disposal Of Clients'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12: <text:s/>Gains On Financial Assets And Liabilities Held For Trading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2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2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2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2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2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2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22: <text:s/>Financial Derivative Instruments With Positive Fair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2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2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22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123: <text:s/>Other Trading Financ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13: <text:s/>Gains On Financial Assets And Liabilities At Fair Value Through Profit And Loss (Fair Value Option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3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3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3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3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3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3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132: <text:s/>Loans And Other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133: <text:s/>Other Financ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14: <text:s/>Gains On 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40: <text:s/>Securities 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4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40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41: <text:s/>Securities 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4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411: <text:s/>Equity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142: <text:s/>Loans And Other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15: <text:s/>Gains On Assets With Repurchase Agree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16: <text:s/>Gains On Hedging Derivativ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60: <text:s/>Cash Flow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6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6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61: <text:s/>Fair Value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6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0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0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02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0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6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10: <text:s/>Interest Rat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11: <text:s/>Equity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12: <text:s/>Foreign Exchange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13: <text:s/>Credit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62: <text:s/>Net Investment Hedg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62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200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162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16210: <text:s/>Foreign Exchange Risk (Fx)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17: <text:s/>Gains On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18: <text:s/>Other Gains In Financial Ope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80: <text:s/>On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800: <text:s/>Adjustments To Asset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8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181: <text:s/>On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810: <text:s/>Adjustments To Liabilities Fair Value Due To Fair Value Hedging Transactions 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181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82: <text:s/>Other Earnings And Operational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20: <text:s/>Operating Lease R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21: <text:s/>"Negative" Goodwil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22: <text:s/>Gains On Investments In Associates And Subsidia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220: <text:s/>In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20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20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2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221: <text:s/>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21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21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2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23: <text:s/>Gains On 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230: <text:s/>Non-Current Assets (Or Disposal Groups) Held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300: <text:s/>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301: <text:s/>Un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231: <text:s/>Investment Prope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310: <text:s/>Investment Property As Financial Lea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311: <text:s/>Investment Property As Operating Leas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2312: <text:s/>Other Investment Prope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23120: <text:s/>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23121: <text:s/>Unrealized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232: <text:s/>Other Non Financial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24: <text:s/>Other Earnings And Operational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240: <text:s/>Discontinued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241: <text:s/>Expenses Reimburs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242: <text:s/>Loan Recover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420: <text:s/>Recovery Of Written-Off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2421: <text:s/>Recovery Of Interests And Credit Expenses In Arr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243: <text:s/>Income From Sundry Services Provid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83: <text:s/>Share Of Profits Of Associates And Joint Ventures Accounted For Using The Equity Metho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30: <text:s/>In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30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30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3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31: <text:s/>Outside Kosovo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310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311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3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84: <text:s/>Deferred Taxes Incom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40: <text:s/>For Temporary Differenc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400: <text:s/>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401: <text:s/>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41: <text:s/>Tax Los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85: <text:s/>Reversal Of Provisions/Impairment Charg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00: <text:s/>To Domestic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01: <text:s/>To Foreign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1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1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1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1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1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1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1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1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2: <text:s/>Loans And Interest In Arrear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20: <text:s/>Loans And Advances To Bank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200: <text:s/>To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000: <text:s/>To Central Bank Of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001: <text:s/>To Other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201: <text:s/>To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010: <text:s/>Other Central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011: <text:s/>Parent, Subsidiaries And Other Branches From The Group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012: <text:s/>Branches From Other Domestic Bank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013: <text:s/>Other Banks Outside Kosovo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21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210: <text:s/>Loans And Advances To Cli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1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1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21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1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1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1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22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22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8522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22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22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2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22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23: <text:s/>Assets With Repurchas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24: <text:s/>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25: <text:s/>Debtors And Other Plac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3: <text:s/>Financial Assets Available For Sal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30: <text:s/>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30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300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301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3010: <text:s/>Debt Instru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31: <text:s/>Other Loans And Receivabl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4: <text:s/>Securitized Assets Not Derecogniz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40: <text:s/>Loans And Advances To Clients - Securit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400: <text:s/>Loans And Advances To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4000: <text:s/>Domestic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4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4001: <text:s/>Foreign Cli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0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401: <text:s/>Other Loans And Receivables In The Form Of Secur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4010: <text:s/>Issued By 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0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1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2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3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4: <text:s/>Social <text:s/>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5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6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7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08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854011: <text:s/>Issued By 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1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1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011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41: <text:s/>Other Securitized Assets Not Derecognize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410: <text:s/>Issued By 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0: <text:s/>Centr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1: <text:s/>Local Govern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2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3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4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5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6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7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8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09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10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11: <text:s/>NPISH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85412: <text:s/>Issued By 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20: <text:s/>Corporate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21: <text:s/>Househol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2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854123: <text:s/>UNMIK/EULEX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5: <text:s/>Assets With Repurchase Agreemen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50: <text:s/>Issued By A Domestic Ent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0: <text:s/>Central Ban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1: <text:s/>Other Depository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2: <text:s/>Other Financial Interme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3: <text:s/>Insurance Compan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4: <text:s/>Financial Auxil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5: <text:s/>Social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6: <text:s/>Public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07: <text:s/>Private Owned Non Financial 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51: <text:s/>Issued By A Foreign Ent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10: <text:s/>Corpo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511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6: <text:s/>Investments Held To Maturit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60: <text:s/>Securities Issued By Domestic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61: <text:s/>Securities Issued By Foreign Ent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62: <text:s/>Other Investments Held To Maturit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8" office:value-type="string" calcext:value-type="string">
            <text:p>857: <text:s/>Investments In Subsidiaries Excluded From Consolidation, Associates And Joint Ventures (Only For Consolidated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7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7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7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7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7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7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7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7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8: <text:s/>Investments In Subsidiaries, Associates And Joint Ventures (Only For Individual Financial Statements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80: <text:s/>Domestic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80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80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80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8581: <text:s/>Foreign Ent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810: <text:s/>Subsidiar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811: <text:s/>Associat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85812: <text:s/>Joint Ventur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859: <text:s/>Non Financial Asse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90: <text:s/>Non-Current Assets Held For 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91: <text:s/>Investment Properties - Measured At Co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92: <text:s/>Tangible Assets - Measured At Co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93: <text:s/>Goodwill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94: <text:s/>Other Intangibl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8595: <text:s/>Debtors, Other Placements And 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86: <text:s/>Reversal Of Provis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60: <text:s/>Provisions For Fiscal Contingenc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61: <text:s/>Provisions For Guarantees And Other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862: <text:s/>Other Provis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0: <text:s/>Guarantees Issued And Other Potential Liabili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00: <text:s/>Guarante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000: <text:s/>To Domestic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00: <text:s/>Guarant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01: <text:s/>Standby Letters Of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02: <text:s/>Trade Fin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03: <text:s/>Other Guarantees Issued And Other Potent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001: <text:s/>To Foreign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10: <text:s/>Guarant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11: <text:s/>Standby Letters Of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12: <text:s/>Trade Fin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013: <text:s/>Other Guarantees Issued And Other Potential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01: <text:s/>Assets Pledged As Collateral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010: <text:s/>To Domestic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00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01: <text:s/>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02: <text:s/>Real Estat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03: <text:s/>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011: <text:s/>To Foreign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10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11: <text:s/>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12: <text:s/>Real Estat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0113: <text:s/>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1: <text:s/>Guarantees Received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10: <text:s/>Personal/Institutional Guarante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100: <text:s/>From Domestic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00: <text:s/>Guarant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01: <text:s/>Standby Letters Of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02: <text:s/>Trade Fin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03: <text:s/>Other Personal Guarantees Issued And Other Sundry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101: <text:s/>From Foreign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10: <text:s/>Guarante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11: <text:s/>Standby Letters Of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12: <text:s/>Trade Financ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013: <text:s/>Other Personal Guarantees Issued And Other Sundry Liabil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11: <text:s/>Assets Pledged As Collateral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110: <text:s/>From Domestic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00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01: <text:s/>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02: <text:s/>Real Estat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03: <text:s/>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111: <text:s/>From Foreign Clients/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10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11: <text:s/>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12: <text:s/>Real Estate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1113: <text:s/>Other Asse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2: <text:s/>Commitments To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20: <text:s/>Irrevocable Commi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20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2000: <text:s/>Options Over Assets (Sold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000: <text:s/>Call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001: <text:s/>Put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001: <text:s/>Unused Ir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2002: <text:s/>Securities Subscri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020: <text:s/>Indirect Subscri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021: <text:s/>Firm Commit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022: <text:s/>Renewabl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003: <text:s/>Other 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20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2010: <text:s/>Options Over Assets (Sold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100: <text:s/>Call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101: <text:s/>Put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011: <text:s/>Unused Ir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2012: <text:s/>Securities Subscri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120: <text:s/>Indirect Subscri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121: <text:s/>Firm Commit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122: <text:s/>Renewabl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20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013: <text:s/>Other 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21: <text:s/>Revocable Commi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21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100: <text:s/>Unused 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101: <text:s/>Unuse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102: <text:s/>Other 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21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110: <text:s/>Unused 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111: <text:s/>Unuse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2112: <text:s/>Other 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3: <text:s/>Commitments Assumed By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30: <text:s/>Irrevocable Commi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30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3000: <text:s/>Options Over Assets (Bought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000: <text:s/>Call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001: <text:s/>Put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001: <text:s/>Unused Ir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3002: <text:s/>Securities Subscri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020: <text:s/>Indirect Subscri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021: <text:s/>Firm Commit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022: <text:s/>Renewabl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003: <text:s/>Other 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30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3010: <text:s/>Options Over Assets (Bought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100: <text:s/>Call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101: <text:s/>Put Op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011: <text:s/>Unused Ir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3012: <text:s/>Securities Subscri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120: <text:s/>Indirect Subscrip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121: <text:s/>Firm Commitmen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122: <text:s/>Renewable 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30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013: <text:s/>Other Ir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31: <text:s/>Revocable Commit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31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100: <text:s/>Unused 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101: <text:s/>Unuse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102: <text:s/>Other 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31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110: <text:s/>Unused Revocable Credit Lin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111: <text:s/>Unused Overdraf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3112: <text:s/>Other Revocable Commit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4: <text:s/>Foreign Exchange Operations And Derivative Financial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40: <text:s/>Spot Foreign Exchange Opera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40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4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4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40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4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4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41: <text:s/>Trading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41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1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0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0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1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01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01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41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1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0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0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1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111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111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1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42: <text:s/>Hedging Instru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42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20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0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0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20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01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01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0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42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210: <text:s/>Over-The-Counter (OTC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0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0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0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4211: <text:s/>Organized Marke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0: <text:s/>Interest Rate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00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0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0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01: <text:s/>Interest Rate Swap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0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0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02: <text:s/>Forward Rate Agree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03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1: <text:s/>Equity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10: <text:s/>Forwar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11: <text:s/>Op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1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1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12: <text:s/>Warra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1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2: <text:s/>Foreign Exchange Risk (Fx)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20: <text:s/>Fx Forward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2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2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21: <text:s/>Cross Currency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2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2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22: <text:s/>Fx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2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2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2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3: <text:s/>Credit Risk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30: <text:s/>Credit Default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30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30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31: <text:s/>Credit Spread Op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31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31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4" office:value-type="string" calcext:value-type="string">
            <text:p>9421132: <text:s/>Total Return Swap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320: <text:s/>Acquisition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5" office:value-type="string" calcext:value-type="string">
            <text:p>94211321: <text:s/>Sal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33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42114: <text:s/>Other Risk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5: <text:s/>Services Provided To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50: <text:s/>Custody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500: <text:s/>Domestic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5000: <text:s/>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500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501: <text:s/>Foreign Institution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5010: <text:s/>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501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51: <text:s/>Colle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52: <text:s/>Assets Managed By The Institution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520: <text:s/>Securitization Opera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521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53: <text:s/>Consigned Fund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54: <text:s/>Othe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6: <text:s/>Services Provided By Third Partie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60: <text:s/>For Custody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61: <text:s/>For Collec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62: <text:s/>For Assets Managed By Other Institutio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63: <text:s/>For Other Servic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6" office:value-type="string" calcext:value-type="string">
            <text:p>99: <text:s/>Other Off-Balance Accou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90: <text:s/>Consignme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91: <text:s/>Write-Off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910: <text:s/>Loan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911: <text:s/>Securiti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912: <text:s/>Othe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92: <text:s/>Accrued Overdue Interes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 office:value-type="string" calcext:value-type="string">
            <text:p>993: <text:s/>Overdue Credit Expense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94: <text:s/>Due Installments And Residual Value Of Financial Leasing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940: <text:s/>Due Installment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9400: <text:s/>From Contract With No Overdue Paym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000: <text:s/>Until 1 Yea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001: <text:s/>From 1 Year To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002: <text:s/>More Than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9401: <text:s/>From Contract With Overdue Paym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010: <text:s/>Until 1 Yea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011: <text:s/>From 1 Year To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012: <text:s/>More Than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941: <text:s/>Residual Val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9410: <text:s/>From Contract With No Payments Overdue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100: <text:s/>Until 1 Yea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101: <text:s/>From 1 Year To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102: <text:s/>More Than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2" office:value-type="string" calcext:value-type="string">
            <text:p>99411: <text:s/>From Contract With Overdue Payments 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110: <text:s/>Until 1 Year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111: <text:s/>From 1 Year To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3" office:value-type="string" calcext:value-type="string">
            <text:p>994112: <text:s/>More Than 5 Year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8" office:value-type="string" calcext:value-type="string">
            <text:p>995: <text:s/>Other Off-Balance Items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950: <text:s/>Mortgage Bonds Issued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951: <text:s/>Acquired Credit Nominal Value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0" office:value-type="string" calcext:value-type="string">
            <text:p>9952: <text:s/>Renegotiated Credit</text:p>
          </table:table-cell>
          <table:table-cell table:style-name="ce2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9520: <text:s/>Performing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 calcext:value-type="string">
            <text:p>99521: <text:s/>Overdue Credit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9953: <text:s/>Other Off-Balance Accounts</text:p>
          </table:table-cell>
          <table:table-cell table:style-name="ce22" table:content-validation-name="val1" office:value-type="float" office:value="9999999" calcext:value-type="float">
            <text:p>9,999,999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number-columns-repeated="1022"/>
        </table:table-row>
        <table:table-row table:style-name="ro2" table:number-rows-repeated="1043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:Sheet1.C507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$</number:text>
      <number:number number:decimal-places="4" loext:min-decimal-places="4" number:min-integer-digits="1" number:grouping="true"/>
      <number:text> </number:text>
    </number:number-style>
    <number:number-style style:name="N135">
      <number:text>($</number:text>
      <number:number number:decimal-places="4" loext:min-decimal-places="4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     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39P2" style:volatile="true">
      <number:text> - 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    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45P2" style:volatile="true">
      <number:text> -</number:text>
      <number:number number:decimal-places="0" loext:min-decimal-places="0" number:min-integer-digits="0"/>
      <number:text>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8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8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48P0"/>
      <style:map style:condition="value()&lt;0" style:apply-style-name="N148P1"/>
    </number:currency-style>
    <number:number-style style:name="N149">
      <number:number number:decimal-places="6" loext:min-decimal-places="6" number:min-integer-digits="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1" loext:min-decimal-places="1" number:min-integer-digits="1"/>
    </number:number-style>
    <number:number-style style:name="N156">
      <number:text>(</number:text>
      <number:number number:decimal-places="1" loext:min-decimal-places="1" number:min-integer-digits="1"/>
      <number:text>)</number:text>
      <style:map style:condition="value()&gt;=0" style:apply-style-name="N156P0"/>
    </number:number-style>
    <number:number-style style:name="N158P0" style:volatile="true">
      <number:number number:decimal-places="1" loext:min-decimal-places="1" number:min-integer-digits="1" number:grouping="true"/>
      <number:text> </number:text>
    </number:number-style>
    <number:number-style style:name="N158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8P0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0" loext:min-decimal-places="0" number:min-integer-digits="1"/>
    </number:number-style>
    <number:number-style style:name="N16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2">
      <number:number number:decimal-places="0" loext:min-decimal-places="0" number:min-integer-digits="1"/>
      <number:text> </number:text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number number:decimal-places="2" loext:min-decimal-places="2" number:min-integer-digits="1" number:grouping="true"/>
      <number:text>    </number:text>
    </number:number-style>
    <number:number-style style:name="N16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7P2" style:volatile="true">
      <number:text> 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time-style style:name="N182">
      <number:minutes number:style="long"/>
      <number:text>:</number:text>
      <number:seconds number:style="long"/>
    </number:time-style>
    <number:time-style style:name="N18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4">
      <number:minutes number:style="long"/>
      <number:text>:</number:text>
      <number:seconds number:style="long" number:decimal-places="1"/>
    </number:time-style>
    <number:number-style style:name="N18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89P0" style:volatile="true">
      <number:number number:decimal-places="2" loext:min-decimal-places="2" number:min-integer-digits="1" number:grouping="true"/>
      <number:text> € </number:text>
    </number:number-style>
    <number:number-style style:name="N18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9P2" style:volatile="true">
      <number:text> -</number:text>
      <number:number number:decimal-places="0" loext:min-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3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193P1" style:volatile="true"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193P2" style:volatile="true">
      <number:text> -</number:text>
      <number:number number:decimal-places="0" loext:min-decimal-places="0" number:min-integer-digits="0"/>
      <number:text> </number:text>
      <number:currency-symbol number:language="pt" number:country="PT">€</number:currency-symbol>
      <number:text> </number:text>
    </number:currency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0" loext:min-decimal-places="0" number:min-integer-digits="1" number:grouping="true"/>
      <number:text> €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96P2" style:volatile="true">
      <number:text> -</number:text>
      <number:number number:decimal-places="0" loext:min-decimal-places="0" number:min-integer-digits="0"/>
      <number:text>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-</number:text>
      <number:number number:decimal-places="2" loext:min-decimal-places="2" number:min-integer-digits="1" number:grouping="true"/>
    </number:number-style>
    <number:number-style style:name="N199P2" style:volatile="true">
      <number:text>-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201">
      <number:text>(-</number:text>
      <number:number number:decimal-places="0" loext:min-decimal-places="0" number:min-integer-digits="0"/>
      <number:text>)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202">
      <number:text>-</number:text>
      <number:number number:decimal-places="0" loext:min-decimal-places="0" number:min-integer-digits="0"/>
      <style:map style:condition="value()&gt;0" style:apply-style-name="N202P0"/>
      <style:map style:condition="value()&lt;0" style:apply-style-name="N202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04">
      <number:text>-</number:text>
      <number:number number:decimal-places="0" loext:min-decimal-places="0" number:min-integer-digits="0"/>
      <style:map style:condition="value()&gt;0" style:apply-style-name="N204P0"/>
      <style:map style:condition="value()&lt;0" style:apply-style-name="N204P1"/>
    </number:number-style>
    <number:number-style style:name="N207P0" style:volatile="true">
      <number:number number:decimal-places="0" loext:min-decimal-places="0" number:min-integer-digits="1" number:grouping="true"/>
      <number:text>.</number:text>
    </number:number-style>
    <number:number-style style:name="N207P1" style:volatile="true">
      <number:text>(</number:text>
      <number:number number:decimal-places="0" loext:min-decimal-places="0" number:min-integer-digits="1" number:grouping="true"/>
      <number:text>.)</number:text>
    </number:number-style>
    <number:number-style style:name="N207">
      <number:text>-</number:text>
      <number:number number:decimal-places="0" loext:min-decimal-places="0" number:min-integer-digits="0"/>
      <style:map style:condition="value()&gt;0" style:apply-style-name="N207P0"/>
      <style:map style:condition="value()&lt;0" style:apply-style-name="N207P1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1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3:39:25.6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21:22.07</meta:creation-date>
    <dc:date>2016-03-22T13:39:55.492000000</dc:date>
    <meta:editing-duration>PT43S</meta:editing-duration>
    <meta:editing-cycles>2</meta:editing-cycles>
    <meta:generator>LibreOffice/5.1.0.3$Windows_X86_64 LibreOffice_project/5e3e00a007d9b3b6efb6797a8b8e57b51ab1f737</meta:generator>
    <meta:document-statistic meta:table-count="1" meta:cell-count="10128" meta:object-count="0"/>
  </office:meta>
</office:document-meta>
</file>